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1" style:family="text">
      <style:text-properties officeooo:rsid="0015a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rt-install --connect qemu:///system --network bridge:virbr0 --name vm1 --ram=<text:span text:style-name="T1">1024</text:span> --disk path=/var/lib/libvirt/images/vm1.qcow2,size=8 --location /home/nurken/Downloads/CentOS-7-x86_64-DVD-2003.iso --vcpus=1 <text:s text:c="4"/></text:p>
      <text:p text:style-name="Standard"/>
      <text:p text:style-name="Standard"/>
      <text:p text:style-name="Standard"/>
      <text:p text:style-name="Standard">sudo virt-install --name centos7 --description "Test VM with CentOS 7" --ram=1024 --vcpus=2 --os-type=Linux --os-variant=rhel7 --disk path=/var/lib/libvirt/images/centos7.qcow2,bus=virtio,size=10 --graphics none --location $HOME/iso/CentOS-7-x86_64-Everything-1611.iso --network bridge:virbr0 <text:s/>--console pty,target_type=serial -x 'console=ttyS0,115200n8 serial'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0-09-22T23:55:56.397116261</meta:creation-date>
    <dc:date>2020-09-29T01:38:05.023237723</dc:date>
    <meta:editing-duration>P2DT3H25M29S</meta:editing-duration>
    <meta:editing-cycles>4</meta:editing-cycles>
    <meta:generator>LibreOffice/7.0.1.2$Linux_X86_64 LibreOffice_project/7cbcfc562f6eb6708b5ff7d7397325de9e764452</meta:generator>
    <meta:document-statistic meta:table-count="0" meta:image-count="0" meta:object-count="0" meta:page-count="1" meta:paragraph-count="2" meta:word-count="58" meta:character-count="575" meta:non-whitespace-character-count="531"/>
  </office:meta>
</office:document-meta>
</file>